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99a2c" officeooo:paragraph-rsid="00099a2c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99a2c" officeooo:paragraph-rsid="00099a2c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99a2c" officeooo:paragraph-rsid="00099a2c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adeff" officeooo:paragraph-rsid="000adeff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adeff" officeooo:paragraph-rsid="000b745b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0b745b" officeooo:paragraph-rsid="000b745b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eeeeee" loext:opacity="100%" style:font-name="Nunito Sans" fo:font-style="normal" fo:font-weight="normal" officeooo:rsid="000adeff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Input Processing</text:p>
      <text:p text:style-name="P3"><text:span text:style-name="T1"/></text:p>
      <text:list text:style-name="L1">
        <text:list-item>
          <text:p text:style-name="P4">Read the OS messages received via SDL events and process key/mouse inputs. Create a class or struct that allows you to query the input during any given frame (similar to Unity).</text:p>
          <text:list>
            <text:list-item>
              <text:p text:style-name="P4">Filter the events via their type to get the ones we need using <text:span text:style-name="T2">event.type</text:span>; relevant are:</text:p>
              <text:list>
                <text:list-header>
                  <text:p text:style-name="P4">SDL_EventType::SDL_EVENT_KEY_UP, SDL_EventType::SDL_EVENT_KEY_DOWN,</text:p>
                  <text:p text:style-name="P4">SDL_EventType::SDL_EVENT_MOUSE_BUTTON_UP,</text:p>
                  <text:p text:style-name="P4">SDL_EventType::SDL_EVENT_MOUSE_BUTTON_DOWN,</text:p>
                  <text:p text:style-name="P4">SDL_EventType::SDL_EVENT_MOUSE_MOTION</text:p>
                </text:list-header>
              </text:list>
            </text:list-item>
            <text:list-item>
              <text:p text:style-name="P4">Read the event data via <text:span text:style-name="T2">event.key</text:span>, <text:span text:style-name="T2">event.button</text:span> and <text:span text:style-name="T2">event.motion</text:span></text:p>
            </text:list-item>
            <text:list-item>
              <text:p text:style-name="P5">Store the input data in a way that it can be retrieved later (and clear it after every frame to prevent reading inputs from last frame!). This may best be achieved via <text:span text:style-name="T2">std::set</text:span> (allows storing a set of items) or <text:span text:style-name="T2">std::vector </text:span>(C++-style array that can grow). Feel free to use other solutions as well if they work better!</text:p>
            </text:list-item>
            <text:list-item>
              <text:p text:style-name="P6">Provide a method for querying inputs, e.g. with an “input” object:<text:span text:style-name="T3"/></text:p>
              <text:list>
                <text:list-header>
                  <text:p text:style-name="P6">input.key_up(SDLK_Y);</text:p>
                  <text:p text:style-name="P6">input.key_pressed(SDLK_A);</text:p>
                  <text:p text:style-name="P6">input.key_down(SDLK_B);</text:p>
                </text:list-header>
              </text:list>
              <text:p text:style-name="P6">Mouse button events should be handled similarly, while mouse motion will simply provide x and y positions or deltas.</text:p>
            </text:list-item>
          </text:list>
        </text:list-item>
        <text:list-item>
          <text:p text:style-name="P7">Offset the triangle vertices using keys (wasd or arrow keys) using your input objec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4-10-24T11:06:30.696377683</dc:date>
    <meta:editing-duration>PT38M27S</meta:editing-duration>
    <meta:editing-cycles>9</meta:editing-cycles>
    <meta:generator>LibreOffice/24.8.2.1$Linux_X86_64 LibreOffice_project/480$Build-1</meta:generator>
    <meta:document-statistic meta:table-count="0" meta:image-count="0" meta:object-count="0" meta:page-count="1" meta:paragraph-count="16" meta:word-count="176" meta:character-count="1217" meta:non-whitespace-character-count="1063"/>
  </office:meta>
</office:document-meta>
</file>